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Plain_20_Text">
      <style:text-properties style:font-name="Calibri" fo:font-size="12pt" style:font-size-asian="12pt" style:font-name-complex="Calibri1" style:font-size-complex="12pt"/>
    </style:style>
    <style:style style:name="P2" style:family="paragraph" style:parent-style-name="Plain_20_Text">
      <style:text-properties style:font-name="Calibri" style:font-name-complex="Calibri1"/>
    </style:style>
    <style:style style:name="P3" style:family="paragraph" style:parent-style-name="Plain_20_Text">
      <style:paragraph-properties fo:margin-left="0.5in" fo:margin-right="0in" fo:text-indent="0in" style:auto-text-indent="false"/>
    </style:style>
    <style:style style:name="P4" style:family="paragraph" style:parent-style-name="Standard" style:master-page-name="Standard">
      <style:paragraph-properties fo:text-align="center" style:justify-single-word="false" style:page-number="auto"/>
      <style:text-properties style:font-name="Calibri" fo:font-size="14pt" fo:font-weight="bold" style:font-size-asian="14pt" style:font-weight-asian="bold" style:font-name-complex="Calibri1" style:font-size-complex="14pt"/>
    </style:style>
    <style:style style:name="P5" style:family="paragraph" style:parent-style-name="Plain_20_Text">
      <style:text-properties style:font-name="Calibri" fo:font-size="12pt" style:font-size-asian="12pt" style:font-name-complex="Calibri1" style:font-size-complex="12pt"/>
    </style:style>
    <style:style style:name="P6" style:family="paragraph" style:parent-style-name="Plain_20_Text">
      <style:text-properties style:font-name="Calibri" fo:font-size="12pt" fo:font-weight="bold" style:font-size-asian="12pt" style:font-weight-asian="bold" style:font-name-complex="Calibri1" style:font-size-complex="12pt"/>
    </style:style>
    <style:style style:name="P7" style:family="paragraph" style:parent-style-name="Plain_20_Text">
      <style:text-properties style:font-name="Calibri" fo:font-weight="bold" style:font-weight-asian="bold" style:font-name-complex="Calibri1"/>
    </style:style>
    <style:style style:name="P8" style:family="paragraph" style:parent-style-name="Plain_20_Text">
      <style:text-properties style:font-name="Calibri" style:font-name-complex="Calibri1"/>
    </style:style>
    <style:style style:name="P9" style:family="paragraph" style:parent-style-name="Plain_20_Text">
      <style:text-properties officeooo:rsid="00083793" officeooo:paragraph-rsid="00083793"/>
    </style:style>
    <style:style style:name="P10" style:family="paragraph" style:parent-style-name="Plain_20_Text">
      <style:text-properties officeooo:rsid="000b7567" officeooo:paragraph-rsid="000b7567"/>
    </style:style>
    <style:style style:name="P11" style:family="paragraph" style:parent-style-name="Plain_20_Text">
      <style:paragraph-properties fo:margin-left="0.5in" fo:margin-right="0in" fo:text-indent="0in" style:auto-text-indent="false"/>
      <style:text-properties style:font-name="Calibri" style:font-name-complex="Calibri1"/>
    </style:style>
    <style:style style:name="P12" style:family="paragraph" style:parent-style-name="Plain_20_Text">
      <style:paragraph-properties fo:break-before="page"/>
      <style:text-properties style:font-name="Calibri" fo:font-weight="bold" style:font-weight-asian="bold" style:font-name-complex="Calibri1"/>
    </style:style>
    <style:style style:name="T1" style:family="text">
      <style:text-properties style:font-name="Calibri" fo:font-size="12pt" style:font-size-asian="12pt" style:font-name-complex="Calibri1" style:font-size-complex="12pt"/>
    </style:style>
    <style:style style:name="T2" style:family="text">
      <style:text-properties style:font-name="Calibri" fo:font-size="12pt" officeooo:rsid="0004f115" style:font-size-asian="12pt" style:font-name-complex="Calibri1" style:font-size-complex="12pt"/>
    </style:style>
    <style:style style:name="T3" style:family="text">
      <style:text-properties style:font-name="Calibri" style:font-name-complex="Calibri1"/>
    </style:style>
    <style:style style:name="T4" style:family="text">
      <style:text-properties style:font-name="Calibri" officeooo:rsid="0004f115" style:font-name-complex="Calibri1"/>
    </style:style>
    <style:style style:name="T5" style:family="text">
      <style:text-properties style:font-name="Calibri" officeooo:rsid="00060521" style:font-name-complex="Calibri1"/>
    </style:style>
    <style:style style:name="T6" style:family="text">
      <style:text-properties officeooo:rsid="000a8869"/>
    </style:style>
    <style:style style:name="T7" style:family="text">
      <style:text-properties officeooo:rsid="000d4ff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bookmark text:name="_GoBack"/>Referee Report</text:p>
      <text:p text:style-name="P1"/>
      <text:p text:style-name="P1">Paper Number: <text:tab/><text:tab/></text:p>
      <text:p text:style-name="Plain_20_Text"><text:span text:style-name="T1">Reviewer’s Name: </text:span><text:span text:style-name="T2">Jesse Bannon</text:span></text:p>
      <text:p text:style-name="Plain_20_Text"><text:span text:style-name="T1">Name of Paper: </text:span><text:span text:style-name="T2">A Case Study of Complex Graph Analysis in Distributed Memory: Implementation and Optimization</text:span></text:p>
      <text:p text:style-name="Plain_20_Text"><text:span text:style-name="T1">Author(s): <text:s/></text:span><text:span text:style-name="T2">George Slota, Sivasankaran Rajamanickam, Kamesh Madduri</text:span></text:p>
      <text:p text:style-name="P1"/>
      <text:p text:style-name="P6">Section I. Overview</text:p>
      <text:p text:style-name="P7">A. Reader Interest</text:p>
      <text:p text:style-name="P2"/>
      <text:p text:style-name="P2">1. Which category describes this manuscript?</text:p>
      <text:p text:style-name="P2"/>
      <text:p text:style-name="P3"><text:span text:style-name="T3">(</text:span><text:span text:style-name="T4">x</text:span><text:span text:style-name="T3">) Practice / Application / Case Study / Experience Report</text:span></text:p>
      <text:p text:style-name="P3"><text:span text:style-name="T3">(</text:span><text:span text:style-name="T4"> </text:span><text:span text:style-name="T3">) Research / Technology</text:span></text:p>
      <text:p text:style-name="P11">( ) Survey / Tutorial / How-To</text:p>
      <text:p text:style-name="P2"/>
      <text:p text:style-name="P2">2. How relevant is this manuscript to the readers of this periodical? Please explain your rating under IIIA.</text:p>
      <text:p text:style-name="P2"/>
      <text:p text:style-name="P11">( ) Very Relevant</text:p>
      <text:p text:style-name="P3"><text:span text:style-name="T3">(</text:span><text:span text:style-name="T4">x</text:span><text:span text:style-name="T3">) Relevant</text:span></text:p>
      <text:p text:style-name="P11">( ) Interesting - but not very relevant</text:p>
      <text:p text:style-name="P11">( ) Irrelevant</text:p>
      <text:p text:style-name="P2"/>
      <text:p text:style-name="P7">B. Content</text:p>
      <text:p text:style-name="P2"/>
      <text:p text:style-name="P2">1. Please explain how this manuscript advances this field of research and / or contributes something new to the literature. Please explain your answer under IIIA. Public Comments.</text:p>
      <text:p text:style-name="P2"/>
      <text:p text:style-name="P2">2. Is the manuscript technically sound? Please explain your answer under IIIA. Public Comments. </text:p>
      <text:p text:style-name="P2"/>
      <text:p text:style-name="P3"><text:span text:style-name="T3">(</text:span><text:span text:style-name="T5">x</text:span><text:span text:style-name="T3">) Yes</text:span></text:p>
      <text:p text:style-name="P11">( ) Appears to be - but didn't check completely</text:p>
      <text:p text:style-name="P11">( ) Partially</text:p>
      <text:p text:style-name="P11">( ) No</text:p>
      <text:p text:style-name="P2"/>
      <text:p text:style-name="P7">C. Presentation</text:p>
      <text:p text:style-name="P2"/>
      <text:p text:style-name="P2">1. Are the title, abstract, and keywords appropriate? Please explain your answer under IIIA. Public Comments.</text:p>
      <text:p text:style-name="P2"/>
      <text:p text:style-name="P11">( ) Yes</text:p>
      <text:p text:style-name="P11">( ) No</text:p>
      <text:p text:style-name="P2"/>
      <text:p text:style-name="P2">2. Does the manuscript contain sufficient and appropriate references? Please explain your answer under IIIA.</text:p>
      <text:p text:style-name="P2"/>
      <text:p text:style-name="P11">( ) References are sufficient and appropriate </text:p>
      <text:p text:style-name="P11">( ) Important references are missing; more references are needed</text:p>
      <text:p text:style-name="P11">( ) Number of references are excessive</text:p>
      <text:p text:style-name="P2"/>
      <text:p text:style-name="P2"><text:soft-page-break/>3. Does the introduction state the objectives of the manuscript in terms that encourage the reader to read on? Please explain your answer under IIIA. Public Comments.</text:p>
      <text:p text:style-name="P2"/>
      <text:p text:style-name="P11">( ) Yes</text:p>
      <text:p text:style-name="P11">( ) Could be improved</text:p>
      <text:p text:style-name="P11">( ) No</text:p>
      <text:p text:style-name="P2"/>
      <text:p text:style-name="P2">4. How would you rate the organization of the manuscript? Is it focused? Is the length appropriate for the topic? Please explain your answer under IIIA. Public Comments.</text:p>
      <text:p text:style-name="P2"/>
      <text:p text:style-name="P11">( ) Satisfactory</text:p>
      <text:p text:style-name="P11">( ) Could be improved</text:p>
      <text:p text:style-name="P11">( ) Poor</text:p>
      <text:p text:style-name="P2"/>
      <text:p text:style-name="P2">5. Please rate and comment on the readability of this manuscript. Please explain your answer under IIIA.</text:p>
      <text:p text:style-name="P2"/>
      <text:p text:style-name="P11">( ) Easy to read</text:p>
      <text:p text:style-name="P11">( ) Readable - but requires some effort to understand</text:p>
      <text:p text:style-name="P11">( ) Difficult to read and understand</text:p>
      <text:p text:style-name="P11">( ) Unreadable</text:p>
      <text:p text:style-name="P2"/>
      <text:p text:style-name="P6">Section II. Summary and Recommendation</text:p>
      <text:p text:style-name="P2"/>
      <text:p text:style-name="P7">A. Evaluation</text:p>
      <text:p text:style-name="P2"/>
      <text:p text:style-name="P2">Please rate the manuscript. Please explain your answer under IIIA. Public Comments.</text:p>
      <text:p text:style-name="P2"/>
      <text:p text:style-name="P11">( ) Award Quality</text:p>
      <text:p text:style-name="P11">( ) Excellent</text:p>
      <text:p text:style-name="P11">( ) Good</text:p>
      <text:p text:style-name="P11">( ) Fair</text:p>
      <text:p text:style-name="P11">( ) Poor</text:p>
      <text:p text:style-name="P2"/>
      <text:p text:style-name="P7">B. Recommendation </text:p>
      <text:p text:style-name="P2"/>
      <text:p text:style-name="P2">Please make your recommendation. <text:s/>Please explain your answer under IIIA. Public Comments.</text:p>
      <text:p text:style-name="P2"/>
      <text:p text:style-name="P11">( ) Accept with no changes</text:p>
      <text:p text:style-name="P11">( ) Author should prepare a minor revision</text:p>
      <text:p text:style-name="P11">( ) Author should prepare a major revision for a second review</text:p>
      <text:p text:style-name="P11">( ) Reject</text:p>
      <text:p text:style-name="P2"/>
      <text:p text:style-name="P6">Section III. Detailed Comments</text:p>
      <text:p text:style-name="P2"/>
      <text:p text:style-name="P7">A. Public Comments (these will be made available to the author) </text:p>
      <text:p text:style-name="P2"/>
      <text:p text:style-name="P7">Explanation for the Recommendation</text:p>
      <text:p text:style-name="P7">-------------------------------------------------</text:p>
      <text:p text:style-name="P2"/>
      <text:p text:style-name="P2"/>
      <text:p text:style-name="P2"/>
      <text:p text:style-name="P2"/>
      <text:p text:style-name="P2"/>
      <text:p text:style-name="P2"/>
      <text:p text:style-name="P2"><text:soft-page-break/></text:p>
      <text:p text:style-name="P2"/>
      <text:p text:style-name="P2"/>
      <text:p text:style-name="P2"/>
      <text:p text:style-name="P12">Summary of the Paper and Assessment</text:p>
      <text:p text:style-name="P7">---------------------------------------------------</text:p>
      <text:p text:style-name="P2"/>
      <text:p text:style-name="Plain_20_Text"/>
      <text:p text:style-name="P9">The paper presents <text:span text:style-name="T6">two novel</text:span> <text:span text:style-name="T6">distributed </text:span>implementation<text:span text:style-name="T6">s</text:span> of commonly structured algorithms in graph analysis <text:span text:style-name="T6">with end-to-end performance results, and compares these results against other popular software frameworks that support graph analysis. The novelty comes from the simple data structures used and the minimal amount of code required for full functionality of the algorithms. The importance of performance analytics on real world data sets is mentioned throughout the paper to emphasize their work is not optimized for synthetic data.</text:span></text:p>
      <text:p text:style-name="P9"/>
      <text:p text:style-name="P10">Their experiment is performed on the NCSA Blue Waters supercomputer. One of the main reasons for choosing this supercomputer is for the high performance file system. Its I/O bandwidth is 960 GB/s.</text:p>
      <text:p text:style-name="P10"/>
      <text:p text:style-name="P10">They first describe the data ingestion portion of their algorithm. They use two 32-bit unsigned integers to represent a directed edge, <text:span text:style-name="T7">and stripe the input file across multiple storage units to store it into a one-dimensional graph representation in parallel on each task. It is unclear when they say “to store incoming edges, the order of edges is reversed and another exchange is performed”.</text:span></text:p>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lain_20_Text" style:display-name="Plain Text" style:family="paragraph" style:parent-style-name="Standard" style:default-outline-level="">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0.9161in" fo:margin-right="0.916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eviewer 1</dc:title>
    <meta:initial-creator>Kirk W. Cameron</meta:initial-creator>
    <meta:editing-cycles>5</meta:editing-cycles>
    <meta:creation-date>2016-07-19T18:43:00</meta:creation-date>
    <dc:date>2017-07-24T00:06:13.705376749</dc:date>
    <meta:editing-duration>PT2H46M24S</meta:editing-duration>
    <meta:generator>LibreOffice/5.1.6.2$Linux_X86_64 LibreOffice_project/10m0$Build-2</meta:generator>
    <meta:document-statistic meta:table-count="0" meta:image-count="0" meta:object-count="0" meta:page-count="4" meta:paragraph-count="67" meta:word-count="623" meta:character-count="3833" meta:non-whitespace-character-count="3268"/>
    <meta:user-defined meta:name="AppVersion">14.0000</meta:user-defined>
    <meta:user-defined meta:name="Company">University of South Carolin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